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Helvetica Neue" svg:font-family="Helvetica Neue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1_2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1_3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3" style:family="paragraph" style:parent-style-name="Standard">
      <style:paragraph-properties fo:break-before="auto" fo:line-height="100%" fo:border-bottom="#808080 0.053cm solid" style:writing-mode="lr-tb"/>
    </style:style>
    <style:style style:name="T3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fo:text-indent="0cm" fo:line-height="100%" fo:margin-left="0cm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5" style:family="paragraph" style:parent-style-name="Standard">
      <style:paragraph-properties fo:break-before="auto" fo:line-height="100%" fo:margin-top="0cm" style:writing-mode="lr-tb"/>
    </style:style>
    <style:style style:name="T5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6" style:family="paragraph" style:parent-style-name="Standard">
      <style:paragraph-properties fo:break-before="auto" fo:line-height="100%" fo:margin-top="0cm" style:writing-mode="lr-tb"/>
    </style:style>
    <style:style style:name="T6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_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6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_6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6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_8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6_9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6_10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6_1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6_1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6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7" style:family="paragraph" style:parent-style-name="Standard">
      <style:paragraph-properties fo:break-before="auto" fo:line-height="100%" fo:margin-top="0cm" style:writing-mode="lr-tb"/>
    </style:style>
    <style:style style:name="T7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8" style:family="paragraph" style:parent-style-name="Standard">
      <style:paragraph-properties fo:break-before="auto" fo:line-height="100%" fo:margin-top="0cm" style:writing-mode="lr-tb"/>
    </style:style>
    <style:style style:name="T8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9" style:family="paragraph" style:parent-style-name="Standard">
      <style:paragraph-properties fo:break-before="auto" fo:line-height="100%" fo:margin-top="0cm" fo:margin-bottom="0cm" style:writing-mode="lr-tb"/>
    </style:style>
    <style:style style:name="T9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0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1" style:family="paragraph" style:parent-style-name="Standard">
      <style:paragraph-properties fo:break-before="auto" fo:text-indent="0cm" fo:line-height="100%" style:writing-mode="lr-tb"/>
    </style:style>
    <style:style style:name="T11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2" style:family="paragraph" style:parent-style-name="Standard">
      <style:paragraph-properties fo:break-before="auto" fo:text-indent="0cm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3" style:family="paragraph" style:parent-style-name="Standard">
      <style:paragraph-properties fo:break-before="auto" fo:line-height="100%" fo:margin-top="0cm" style:writing-mode="lr-tb"/>
    </style:style>
    <style:style style:name="T13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4" style:family="paragraph" style:parent-style-name="Standard">
      <style:paragraph-properties fo:break-before="auto" fo:line-height="100%" fo:margin-top="0cm" fo:margin-bottom="0cm" style:writing-mode="lr-tb"/>
    </style:style>
    <style:style style:name="T14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5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00%" fo:border-bottom="#808080 0.053cm solid" style:writing-mode="lr-tb"/>
    </style:style>
    <style:style style:name="T17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00%" fo:margin-top="0cm" style:writing-mode="lr-tb"/>
    </style:style>
    <style:style style:name="T19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9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9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00%" fo:margin-top="0cm" style:writing-mode="lr-tb"/>
    </style:style>
    <style:style style:name="T20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0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0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00%" fo:margin-top="0cm" style:writing-mode="lr-tb"/>
    </style:style>
    <style:style style:name="T21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1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1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00%" fo:margin-top="0cm" style:writing-mode="lr-tb"/>
    </style:style>
    <style:style style:name="T22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2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7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2_8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2_9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2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23" style:family="paragraph" style:parent-style-name="Standard">
      <style:paragraph-properties fo:break-before="auto" fo:line-height="100%" fo:margin-top="0cm" fo:margin-bottom="0cm" style:writing-mode="lr-tb"/>
    </style:style>
    <style:style style:name="T23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3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3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3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3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3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3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3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3_9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3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3_1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3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3_1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00%" style:writing-mode="lr-tb"/>
    </style:style>
    <style:style style:name="T25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00%" fo:margin-top="0cm" style:writing-mode="lr-tb"/>
    </style:style>
    <style:style style:name="T26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00%" fo:margin-top="0cm" style:writing-mode="lr-tb"/>
    </style:style>
    <style:style style:name="T27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7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28" style:family="paragraph" style:parent-style-name="Standard">
      <style:paragraph-properties fo:break-before="auto" fo:line-height="100%" fo:margin-top="0cm" style:writing-mode="lr-tb"/>
    </style:style>
    <style:style style:name="T28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8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8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8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8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8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8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8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8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8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8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8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8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8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8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29" style:family="paragraph" style:parent-style-name="Standard">
      <style:paragraph-properties fo:break-before="auto" fo:line-height="100%" fo:margin-top="0cm" style:writing-mode="lr-tb"/>
    </style:style>
    <style:style style:name="T29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00%" fo:margin-top="0cm" style:writing-mode="lr-tb"/>
    </style:style>
    <style:style style:name="T30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00%" fo:margin-top="0cm" fo:margin-bottom="0cm" style:writing-mode="lr-tb"/>
    </style:style>
    <style:style style:name="T31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34" style:family="paragraph" style:parent-style-name="Standard">
      <style:paragraph-properties fo:break-before="auto" fo:line-height="100%" fo:border-bottom="#808080 0.053cm solid" style:writing-mode="lr-tb"/>
    </style:style>
    <style:style style:name="T34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35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36" style:family="paragraph" style:parent-style-name="Standard">
      <style:paragraph-properties fo:break-before="auto" fo:line-height="100%" fo:margin-top="0cm" style:writing-mode="lr-tb"/>
    </style:style>
    <style:style style:name="T36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6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6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6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6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6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37" style:family="paragraph" style:parent-style-name="Standard">
      <style:paragraph-properties fo:break-before="auto" fo:line-height="100%" fo:margin-top="0cm" style:writing-mode="lr-tb"/>
    </style:style>
    <style:style style:name="T37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7_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7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7_4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7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7_6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7_7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7_8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7_9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7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7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7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7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7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38" style:family="paragraph" style:parent-style-name="Standard">
      <style:paragraph-properties fo:break-before="auto" fo:line-height="100%" fo:margin-top="0cm" fo:margin-bottom="0cm" style:writing-mode="lr-tb"/>
    </style:style>
    <style:style style:name="T38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8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8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39" style:family="paragraph" style:parent-style-name="Standard">
      <style:paragraph-properties fo:break-before="auto" fo:line-height="100%" style:writing-mode="lr-tb"/>
    </style:style>
    <style:style style:name="T39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41" style:family="paragraph" style:parent-style-name="Standard">
      <style:paragraph-properties fo:break-before="auto" fo:line-height="100%" fo:border-bottom="#808080 0.053cm solid" style:writing-mode="lr-tb"/>
    </style:style>
    <style:style style:name="T41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42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43" style:family="paragraph" style:parent-style-name="Standard">
      <style:paragraph-properties fo:break-before="auto" fo:line-height="100%" fo:margin-top="0cm" style:writing-mode="lr-tb"/>
    </style:style>
    <style:style style:name="T43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44" style:family="paragraph" style:parent-style-name="Standard">
      <style:paragraph-properties fo:break-before="auto" fo:line-height="100%" fo:margin-top="0cm" fo:margin-bottom="0cm" style:writing-mode="lr-tb"/>
    </style:style>
    <style:style style:name="T44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2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44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45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46" style:family="paragraph" style:parent-style-name="Standard">
      <style:paragraph-properties fo:break-before="auto" fo:line-height="100%" fo:border-bottom="#808080 0.053cm solid" style:writing-mode="lr-tb"/>
    </style:style>
    <style:style style:name="T46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47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48" style:family="paragraph" style:parent-style-name="Standard">
      <style:paragraph-properties fo:break-before="auto" fo:line-height="100%" fo:margin-top="0cm" style:writing-mode="lr-tb"/>
    </style:style>
    <style:style style:name="T48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8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8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49" style:family="paragraph" style:parent-style-name="Standard">
      <style:paragraph-properties fo:break-before="auto" fo:line-height="100%" fo:margin-top="0cm" style:writing-mode="lr-tb"/>
    </style:style>
    <style:style style:name="T49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9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9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50" style:family="paragraph" style:parent-style-name="Standard">
      <style:paragraph-properties fo:break-before="auto" fo:line-height="100%" fo:margin-top="0cm" style:writing-mode="lr-tb"/>
    </style:style>
    <style:style style:name="T50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0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0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0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0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0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0_7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51" style:family="paragraph" style:parent-style-name="Standard">
      <style:paragraph-properties fo:break-before="auto" fo:line-height="100%" fo:margin-top="0cm" style:writing-mode="lr-tb"/>
    </style:style>
    <style:style style:name="T51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1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1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51_4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51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52" style:family="paragraph" style:parent-style-name="Standard">
      <style:paragraph-properties fo:break-before="auto" fo:line-height="100%" fo:margin-top="0cm" fo:margin-bottom="0cm" style:writing-mode="lr-tb"/>
    </style:style>
    <style:style style:name="T52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2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2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53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54" style:family="paragraph" style:parent-style-name="Standard">
      <style:paragraph-properties fo:break-before="auto" fo:line-height="100%" style:writing-mode="lr-tb"/>
    </style:style>
    <style:style style:name="T54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4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55" style:family="paragraph" style:parent-style-name="Standard">
      <style:paragraph-properties fo:break-before="auto" fo:line-height="100%" fo:margin-top="0cm" style:writing-mode="lr-tb"/>
    </style:style>
    <style:style style:name="T55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56" style:family="paragraph" style:parent-style-name="Standard">
      <style:paragraph-properties fo:break-before="auto" fo:line-height="100%" fo:margin-top="0cm" style:writing-mode="lr-tb"/>
    </style:style>
    <style:style style:name="T56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57" style:family="paragraph" style:parent-style-name="Standard">
      <style:paragraph-properties fo:break-before="auto" fo:line-height="100%" fo:margin-top="0cm" style:writing-mode="lr-tb"/>
    </style:style>
    <style:style style:name="T57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58" style:family="paragraph" style:parent-style-name="Standard">
      <style:paragraph-properties fo:break-before="auto" fo:line-height="100%" fo:margin-top="0cm" style:writing-mode="lr-tb"/>
    </style:style>
    <style:style style:name="T58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59" style:family="paragraph" style:parent-style-name="Standard">
      <style:paragraph-properties fo:break-before="auto" fo:line-height="100%" fo:margin-top="0cm" fo:margin-bottom="0cm" style:writing-mode="lr-tb"/>
    </style:style>
    <style:style style:name="T59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60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61" style:family="paragraph" style:parent-style-name="Standard">
      <style:paragraph-properties fo:break-before="auto" fo:line-height="100%" fo:border-bottom="#808080 0.053cm solid" style:writing-mode="lr-tb"/>
    </style:style>
    <style:style style:name="T61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62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63" style:family="paragraph" style:parent-style-name="Standard">
      <style:paragraph-properties fo:break-before="auto" fo:line-height="100%" fo:margin-top="0cm" style:writing-mode="lr-tb"/>
    </style:style>
    <style:style style:name="T63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3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3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3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3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3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3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64" style:family="paragraph" style:parent-style-name="Standard">
      <style:paragraph-properties fo:break-before="auto" fo:line-height="100%" fo:margin-top="0cm" style:writing-mode="lr-tb"/>
    </style:style>
    <style:style style:name="T64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4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4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4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4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65" style:family="paragraph" style:parent-style-name="Standard">
      <style:paragraph-properties fo:break-before="auto" fo:line-height="100%" fo:margin-top="0cm" style:writing-mode="lr-tb"/>
    </style:style>
    <style:style style:name="T65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66" style:family="paragraph" style:parent-style-name="Standard">
      <style:paragraph-properties fo:break-before="auto" fo:line-height="100%" fo:margin-top="0cm" style:writing-mode="lr-tb"/>
    </style:style>
    <style:style style:name="T66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6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6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67" style:family="paragraph" style:parent-style-name="Standard">
      <style:paragraph-properties fo:break-before="auto" fo:line-height="100%" fo:margin-top="0cm" style:writing-mode="lr-tb"/>
    </style:style>
    <style:style style:name="T67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7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7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7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7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68" style:family="paragraph" style:parent-style-name="Standard">
      <style:paragraph-properties fo:break-before="auto" fo:line-height="100%" fo:margin-top="0cm" fo:margin-bottom="0cm" style:writing-mode="lr-tb"/>
    </style:style>
    <style:style style:name="T68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8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8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8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8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8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8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8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8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8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8_1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69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70" style:family="paragraph" style:parent-style-name="Standard">
      <style:paragraph-properties fo:break-before="auto" fo:line-height="100%" style:writing-mode="lr-tb"/>
    </style:style>
    <style:style style:name="T70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0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71" style:family="paragraph" style:parent-style-name="Standard">
      <style:paragraph-properties fo:break-before="auto" fo:line-height="100%" fo:margin-top="0cm" style:writing-mode="lr-tb"/>
    </style:style>
    <style:style style:name="T71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1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1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1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1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72" style:family="paragraph" style:parent-style-name="Standard">
      <style:paragraph-properties fo:break-before="auto" fo:line-height="100%" fo:margin-top="0cm" style:writing-mode="lr-tb"/>
    </style:style>
    <style:style style:name="T72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73" style:family="paragraph" style:parent-style-name="Standard">
      <style:paragraph-properties fo:break-before="auto" fo:line-height="100%" fo:margin-top="0cm" fo:margin-bottom="0cm" style:writing-mode="lr-tb"/>
    </style:style>
    <style:style style:name="T73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3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3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74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75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76" style:family="paragraph" style:parent-style-name="Standard">
      <style:paragraph-properties fo:break-before="auto" fo:line-height="100%" fo:border-bottom="#808080 0.053cm solid" style:writing-mode="lr-tb"/>
    </style:style>
    <style:style style:name="T76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77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78" style:family="paragraph" style:parent-style-name="Standard">
      <style:paragraph-properties fo:break-before="auto" fo:line-height="100%" fo:margin-top="0cm" style:writing-mode="lr-tb"/>
    </style:style>
    <style:style style:name="T78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8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8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79" style:family="paragraph" style:parent-style-name="Standard">
      <style:paragraph-properties fo:break-before="auto" fo:line-height="100%" fo:margin-top="0cm" style:writing-mode="lr-tb"/>
    </style:style>
    <style:style style:name="T79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9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9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9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9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9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9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9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9_9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80" style:family="paragraph" style:parent-style-name="Standard">
      <style:paragraph-properties fo:break-before="auto" fo:line-height="100%" fo:margin-top="0cm" fo:margin-bottom="0cm" style:writing-mode="lr-tb"/>
    </style:style>
    <style:style style:name="T80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0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0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0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0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0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0_7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81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82" style:family="paragraph" style:parent-style-name="Standard">
      <style:paragraph-properties fo:break-before="auto" fo:line-height="100%" style:writing-mode="lr-tb"/>
    </style:style>
    <style:style style:name="T82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83" style:family="paragraph" style:parent-style-name="Standard">
      <style:paragraph-properties fo:break-before="auto" fo:line-height="100%" fo:margin-top="0cm" style:writing-mode="lr-tb"/>
    </style:style>
    <style:style style:name="T83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84" style:family="paragraph" style:parent-style-name="Standard">
      <style:paragraph-properties fo:break-before="auto" fo:line-height="100%" fo:margin-top="0cm" style:writing-mode="lr-tb"/>
    </style:style>
    <style:style style:name="T84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85" style:family="paragraph" style:parent-style-name="Standard">
      <style:paragraph-properties fo:break-before="auto" fo:line-height="100%" fo:margin-top="0cm" fo:margin-bottom="0cm" style:writing-mode="lr-tb"/>
    </style:style>
    <style:style style:name="T85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86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87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88" style:family="paragraph" style:parent-style-name="Standard">
      <style:paragraph-properties fo:break-before="auto" fo:line-height="100%" fo:border-bottom="#808080 0.053cm solid" style:writing-mode="lr-tb"/>
    </style:style>
    <style:style style:name="T88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89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90" style:family="paragraph" style:parent-style-name="Standard">
      <style:paragraph-properties fo:break-before="auto" fo:line-height="100%" fo:margin-top="0cm" style:writing-mode="lr-tb"/>
    </style:style>
    <style:style style:name="T90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0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0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0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0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0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0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0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0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0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0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0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0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0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0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91" style:family="paragraph" style:parent-style-name="Standard">
      <style:paragraph-properties fo:break-before="auto" fo:line-height="100%" fo:margin-top="0cm" style:writing-mode="lr-tb"/>
    </style:style>
    <style:style style:name="T91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1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1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1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1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1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1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1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1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92" style:family="paragraph" style:parent-style-name="Standard">
      <style:paragraph-properties fo:break-before="auto" fo:line-height="100%" fo:margin-top="0cm" fo:margin-bottom="0cm" style:writing-mode="lr-tb"/>
    </style:style>
    <style:style style:name="T92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93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94" style:family="paragraph" style:parent-style-name="Standard">
      <style:paragraph-properties fo:break-before="auto" fo:line-height="100%" style:writing-mode="lr-tb"/>
    </style:style>
    <style:style style:name="T94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4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95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96" style:family="paragraph" style:parent-style-name="Standard">
      <style:paragraph-properties fo:break-before="auto" fo:line-height="100%" fo:margin-top="0cm" style:writing-mode="lr-tb"/>
    </style:style>
    <style:style style:name="T96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97" style:family="paragraph" style:parent-style-name="Standard">
      <style:paragraph-properties fo:break-before="auto" fo:line-height="100%" fo:margin-top="0cm" fo:margin-bottom="0cm" style:writing-mode="lr-tb"/>
    </style:style>
    <style:style style:name="T97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98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99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00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01" style:family="paragraph" style:parent-style-name="Standard">
      <style:paragraph-properties fo:break-before="auto" fo:line-height="100%" fo:border-bottom="#808080 0.053cm solid" style:writing-mode="lr-tb"/>
    </style:style>
    <style:style style:name="T101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02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03" style:family="paragraph" style:parent-style-name="Standard">
      <style:paragraph-properties fo:break-before="auto" fo:line-height="100%" fo:margin-top="0cm" style:writing-mode="lr-tb"/>
    </style:style>
    <style:style style:name="T103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04" style:family="paragraph" style:parent-style-name="Standard">
      <style:paragraph-properties fo:break-before="auto" fo:line-height="100%" fo:margin-top="0cm" style:writing-mode="lr-tb"/>
    </style:style>
    <style:style style:name="T104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05" style:family="paragraph" style:parent-style-name="Standard">
      <style:paragraph-properties fo:break-before="auto" fo:line-height="100%" fo:margin-top="0cm" fo:margin-bottom="0cm" style:writing-mode="lr-tb"/>
    </style:style>
    <style:style style:name="T105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5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5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5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5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5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5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5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5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5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5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5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5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5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5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5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5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5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5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06" style:family="paragraph" style:parent-style-name="Standard">
      <style:paragraph-properties fo:break-before="auto" fo:line-height="100%" style:writing-mode="lr-tb"/>
    </style:style>
    <style:style style:name="T106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6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07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08" style:family="paragraph" style:parent-style-name="Standard">
      <style:paragraph-properties fo:break-before="auto" fo:line-height="100%" fo:margin-top="0cm" style:writing-mode="lr-tb"/>
    </style:style>
    <style:style style:name="T108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09" style:family="paragraph" style:parent-style-name="Standard">
      <style:paragraph-properties fo:break-before="auto" fo:line-height="100%" fo:margin-top="0cm" fo:margin-bottom="0cm" style:writing-mode="lr-tb"/>
    </style:style>
    <style:style style:name="T109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10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11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12" style:family="paragraph" style:parent-style-name="Standard">
      <style:paragraph-properties fo:break-before="auto" fo:line-height="100%" fo:border-bottom="#808080 0.053cm solid" style:writing-mode="lr-tb"/>
    </style:style>
    <style:style style:name="T112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13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14" style:family="paragraph" style:parent-style-name="Standard">
      <style:paragraph-properties fo:break-before="auto" fo:line-height="100%" fo:margin-top="0cm" fo:margin-bottom="0cm" style:writing-mode="lr-tb"/>
    </style:style>
    <style:style style:name="T114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4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4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4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4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4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4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4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4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4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4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4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4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4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4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15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16" style:family="paragraph" style:parent-style-name="Standard">
      <style:paragraph-properties fo:break-before="auto" fo:line-height="100%" style:writing-mode="lr-tb"/>
    </style:style>
    <style:style style:name="T116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6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17" style:family="paragraph" style:parent-style-name="Standard">
      <style:paragraph-properties fo:break-before="auto" fo:line-height="100%" fo:margin-top="0cm" style:writing-mode="lr-tb"/>
    </style:style>
    <style:style style:name="T117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18" style:family="paragraph" style:parent-style-name="Standard">
      <style:paragraph-properties fo:break-before="auto" fo:line-height="100%" fo:margin-top="0cm" style:writing-mode="lr-tb"/>
    </style:style>
    <style:style style:name="T118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19" style:family="paragraph" style:parent-style-name="Standard">
      <style:paragraph-properties fo:break-before="auto" fo:line-height="100%" fo:margin-top="0cm" style:writing-mode="lr-tb"/>
    </style:style>
    <style:style style:name="T119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20" style:family="paragraph" style:parent-style-name="Standard">
      <style:paragraph-properties fo:break-before="auto" fo:line-height="100%" fo:margin-top="0cm" fo:margin-bottom="0cm" style:writing-mode="lr-tb"/>
    </style:style>
    <style:style style:name="T120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21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22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23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24" style:family="paragraph" style:parent-style-name="Standard">
      <style:paragraph-properties fo:break-before="auto" fo:line-height="100%" style:writing-mode="lr-tb"/>
    </style:style>
    <style:style style:name="T124_1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124_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25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26" style:family="paragraph" style:parent-style-name="Standard">
      <style:paragraph-properties fo:break-before="auto" fo:line-height="100%" style:writing-mode="lr-tb"/>
    </style:style>
    <style:style style:name="T126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27" style:family="paragraph" style:parent-style-name="Standard">
      <style:paragraph-properties fo:break-before="auto" fo:line-height="100%" fo:margin-top="0cm" style:writing-mode="lr-tb"/>
    </style:style>
    <style:style style:name="T127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7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7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27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7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7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7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7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7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28" style:family="paragraph" style:parent-style-name="Standard">
      <style:paragraph-properties fo:break-before="auto" fo:line-height="100%" fo:margin-top="0cm" style:writing-mode="lr-tb"/>
    </style:style>
    <style:style style:name="T128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8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8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8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8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28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8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8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8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8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8_1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29" style:family="paragraph" style:parent-style-name="Standard">
      <style:paragraph-properties fo:break-before="auto" fo:line-height="100%" fo:margin-top="0cm" style:writing-mode="lr-tb"/>
    </style:style>
    <style:style style:name="T129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9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9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29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9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9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9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9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9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30" style:family="paragraph" style:parent-style-name="Standard">
      <style:paragraph-properties fo:break-before="auto" fo:line-height="100%" fo:margin-top="0cm" fo:margin-bottom="0cm" style:writing-mode="lr-tb"/>
    </style:style>
    <style:style style:name="T130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0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0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30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0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0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0_7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30_8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30_9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30_10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30_1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30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0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31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32" style:family="paragraph" style:parent-style-name="Standard">
      <style:paragraph-properties fo:break-before="auto" fo:line-height="100%" style:writing-mode="lr-tb"/>
    </style:style>
    <style:style style:name="T132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33" style:family="paragraph" style:parent-style-name="Standard">
      <style:paragraph-properties fo:break-before="auto" fo:line-height="100%" fo:margin-top="0cm" style:writing-mode="lr-tb"/>
    </style:style>
    <style:style style:name="T133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3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3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3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3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3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3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3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3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3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3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3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3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3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3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3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3_17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33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3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34" style:family="paragraph" style:parent-style-name="Standard">
      <style:paragraph-properties fo:break-before="auto" fo:line-height="100%" fo:margin-top="0cm" style:writing-mode="lr-tb"/>
    </style:style>
    <style:style style:name="T134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4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4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4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4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34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4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4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35" style:family="paragraph" style:parent-style-name="Standard">
      <style:paragraph-properties fo:break-before="auto" fo:line-height="100%" fo:margin-top="0cm" style:writing-mode="lr-tb"/>
    </style:style>
    <style:style style:name="T135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5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5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5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5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5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5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5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5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5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5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5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36" style:family="paragraph" style:parent-style-name="Standard">
      <style:paragraph-properties fo:break-before="auto" fo:line-height="100%" fo:margin-top="0cm" fo:margin-bottom="0cm" style:writing-mode="lr-tb"/>
    </style:style>
    <style:style style:name="T136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6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6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6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6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37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38" style:family="paragraph" style:parent-style-name="Standard">
      <style:paragraph-properties fo:break-before="auto" fo:line-height="100%" style:writing-mode="lr-tb"/>
    </style:style>
    <style:style style:name="T138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39" style:family="paragraph" style:parent-style-name="Standard">
      <style:paragraph-properties fo:break-before="auto" fo:line-height="100%" fo:margin-top="0cm" style:writing-mode="lr-tb"/>
    </style:style>
    <style:style style:name="T139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9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9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9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9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9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9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9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9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9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9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9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9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40" style:family="paragraph" style:parent-style-name="Standard">
      <style:paragraph-properties fo:break-before="auto" fo:line-height="100%" fo:margin-top="0cm" style:writing-mode="lr-tb"/>
    </style:style>
    <style:style style:name="T140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41" style:family="paragraph" style:parent-style-name="Standard">
      <style:paragraph-properties fo:break-before="auto" fo:line-height="100%" fo:margin-top="0cm" style:writing-mode="lr-tb"/>
    </style:style>
    <style:style style:name="T141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1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1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1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1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1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1_7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41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1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1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1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1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1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42" style:family="paragraph" style:parent-style-name="Standard">
      <style:paragraph-properties fo:break-before="auto" fo:line-height="100%" fo:margin-top="0cm" fo:margin-bottom="0cm" style:writing-mode="lr-tb"/>
    </style:style>
    <style:style style:name="T142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2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2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2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2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43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44" style:family="paragraph" style:parent-style-name="Standard">
      <style:paragraph-properties fo:break-before="auto" fo:line-height="100%" style:writing-mode="lr-tb"/>
    </style:style>
    <style:style style:name="T144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45" style:family="paragraph" style:parent-style-name="Standard">
      <style:paragraph-properties fo:break-before="auto" fo:line-height="100%" fo:margin-top="0cm" style:writing-mode="lr-tb"/>
    </style:style>
    <style:style style:name="T145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5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5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5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5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5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5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5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5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5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5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5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5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5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5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5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5_17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45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5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5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46" style:family="paragraph" style:parent-style-name="Standard">
      <style:paragraph-properties fo:break-before="auto" fo:line-height="100%" fo:margin-top="0cm" style:writing-mode="lr-tb"/>
    </style:style>
    <style:style style:name="T146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6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6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6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6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6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6_7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46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6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47" style:family="paragraph" style:parent-style-name="Standard">
      <style:paragraph-properties fo:break-before="auto" fo:line-height="100%" fo:margin-top="0cm" fo:margin-bottom="0cm" style:writing-mode="lr-tb"/>
    </style:style>
    <style:style style:name="T147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7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7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7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7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48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49" style:family="paragraph" style:parent-style-name="Standard">
      <style:paragraph-properties fo:break-before="auto" fo:line-height="100%" style:writing-mode="lr-tb"/>
    </style:style>
    <style:style style:name="T149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50" style:family="paragraph" style:parent-style-name="Standard">
      <style:paragraph-properties fo:break-before="auto" fo:line-height="100%" fo:margin-top="0cm" style:writing-mode="lr-tb"/>
    </style:style>
    <style:style style:name="T150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0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0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0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0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0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0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0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0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0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0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0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0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51" style:family="paragraph" style:parent-style-name="Standard">
      <style:paragraph-properties fo:break-before="auto" fo:line-height="100%" fo:margin-top="0cm" style:writing-mode="lr-tb"/>
    </style:style>
    <style:style style:name="T151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1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1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1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1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1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1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1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52" style:family="paragraph" style:parent-style-name="Standard">
      <style:paragraph-properties fo:break-before="auto" fo:line-height="100%" fo:margin-top="0cm" fo:margin-bottom="0cm" style:writing-mode="lr-tb"/>
    </style:style>
    <style:style style:name="T152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2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2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2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2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53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54" style:family="paragraph" style:parent-style-name="Standard">
      <style:paragraph-properties fo:break-before="auto" fo:line-height="100%" style:writing-mode="lr-tb"/>
    </style:style>
    <style:style style:name="T154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55" style:family="paragraph" style:parent-style-name="Standard">
      <style:paragraph-properties fo:break-before="auto" fo:line-height="100%" fo:margin-top="0cm" style:writing-mode="lr-tb"/>
    </style:style>
    <style:style style:name="T155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7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55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2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55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56" style:family="paragraph" style:parent-style-name="Standard">
      <style:paragraph-properties fo:break-before="auto" fo:line-height="100%" fo:margin-top="0cm" style:writing-mode="lr-tb"/>
    </style:style>
    <style:style style:name="T156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57" style:family="paragraph" style:parent-style-name="Standard">
      <style:paragraph-properties fo:break-before="auto" fo:line-height="100%" fo:margin-top="0cm" fo:margin-bottom="0cm" style:writing-mode="lr-tb"/>
    </style:style>
    <style:style style:name="T157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7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7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7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7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7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7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7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7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7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7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7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7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7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7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7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7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7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7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7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7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7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7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7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7_2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57_2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58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59" style:family="paragraph" style:parent-style-name="Standard">
      <style:paragraph-properties fo:break-before="auto" fo:line-height="100%" style:writing-mode="lr-tb"/>
      <style:text-properties style:font-name="Helvetica Neue" fo:font-size="14pt" style:font-name-asian="Helvetica Neue" style:font-size-asian="14pt" style:font-name-complex="Helvetica Neue" style:font-size-complex="14pt"/>
    </style:style>
  </office:automatic-styles>
  <office:body>
    <office:text>
      <text:p text:style-name="P1"><text:span text:style-name="T1_1">Class</text:span><text:span text:style-name="T1_2"><text:s/></text:span><text:span text:style-name="T1_3">Structure</text:span></text:p>
      <text:p text:style-name="P2"/>
      <text:p text:style-name="P3"><text:span text:style-name="T3_1">Main</text:span></text:p>
      <text:p text:style-name="P4"/>
      <text:list text:style-name="LS1" xml:id="list0">
        <text:list-item>
          <text:p text:style-name="P5"><text:span text:style-name="T5_1">init</text:span><text:span text:style-name="T5_2"><text:s/></text:span><text:span text:style-name="T5_3">stage</text:span></text:p>
        </text:list-item>
        <text:list-item>
          <text:p text:style-name="P6"><text:span text:style-name="T6_1">init</text:span><text:span text:style-name="T6_2"><text:s/></text:span><text:span text:style-name="T6_3">Debug</text:span><text:span text:style-name="T6_4"><text:s/></text:span><text:span text:style-name="T6_5">Utilities</text:span><text:span text:style-name="T6_6"><text:s/></text:span><text:span text:style-name="T6_7">(</text:span><text:span text:style-name="T6_8">Stats</text:span><text:span text:style-name="T6_9">,<text:s/></text:span><text:span text:style-name="T6_10">Logger</text:span><text:span text:style-name="T6_11"><text:s/></text:span><text:span text:style-name="T6_12">etc</text:span><text:span text:style-name="T6_13">)</text:span></text:p>
        </text:list-item>
        <text:list-item>
          <text:p text:style-name="P7"><text:span text:style-name="T7_1">init</text:span><text:span text:style-name="T7_2"><text:s/></text:span><text:span text:style-name="T7_3">Preloader</text:span></text:p>
        </text:list-item>
        <text:list-item>
          <text:p text:style-name="P8"><text:span text:style-name="T8_1">init</text:span><text:span text:style-name="T8_2"><text:s/></text:span><text:span text:style-name="T8_3">ServerInterface</text:span></text:p>
        </text:list-item>
        <text:list-item>
          <text:p text:style-name="P9"><text:span text:style-name="T9_1">init</text:span><text:span text:style-name="T9_2"><text:s/></text:span><text:span text:style-name="T9_3">Game</text:span></text:p>
        </text:list-item>
      </text:list>
      <text:p text:style-name="P10"/>
      <text:p text:style-name="P11"><text:span text:style-name="T11_1">Dependency</text:span><text:span text:style-name="T11_2">:</text:span></text:p>
      <text:p text:style-name="P12"/>
      <text:list text:style-name="LS2" xml:id="list5">
        <text:list-item>
          <text:p text:style-name="P13"><text:span text:style-name="T13_1">App</text:span><text:span text:style-name="T13_2"><text:s/></text:span><text:span text:style-name="T13_3">dependencies</text:span><text:span text:style-name="T13_4"><text:s/></text:span><text:span text:style-name="T13_5">loaded</text:span><text:span text:style-name="T13_6"><text:s/></text:span><text:span text:style-name="T13_7">in</text:span><text:span text:style-name="T13_8"><text:s/></text:span><text:span text:style-name="T13_9">index</text:span><text:span text:style-name="T13_10">.</text:span><text:span text:style-name="T13_11">html</text:span></text:p>
        </text:list-item>
        <text:list-item>
          <text:p text:style-name="P14"><text:span text:style-name="T14_1">Main</text:span><text:span text:style-name="T14_2"><text:s/></text:span><text:span text:style-name="T14_3">entry</text:span><text:span text:style-name="T14_4"><text:s/></text:span><text:span text:style-name="T14_5">point</text:span><text:span text:style-name="T14_6"><text:s/></text:span><text:span text:style-name="T14_7">called</text:span><text:span text:style-name="T14_8"><text:s/></text:span><text:span text:style-name="T14_9">in</text:span><text:span text:style-name="T14_10"><text:s/></text:span><text:span text:style-name="T14_11">index</text:span><text:span text:style-name="T14_12">.</text:span><text:span text:style-name="T14_13">html</text:span></text:p>
        </text:list-item>
      </text:list>
      <text:p text:style-name="P15"/>
      <text:p text:style-name="P16"/>
      <text:p text:style-name="P17"><text:span text:style-name="T17_1">Preloader</text:span></text:p>
      <text:p text:style-name="P18"/>
      <text:list text:style-name="LS3" xml:id="list7">
        <text:list-item>
          <text:p text:style-name="P19"><text:span text:style-name="T19_1">Load</text:span><text:span text:style-name="T19_2"><text:s/></text:span><text:span text:style-name="T19_3">Setup</text:span></text:p>
        </text:list-item>
        <text:list-item>
          <text:p text:style-name="P20"><text:span text:style-name="T20_1">Load</text:span><text:span text:style-name="T20_2"><text:s/></text:span><text:span text:style-name="T20_3">Sounds</text:span></text:p>
        </text:list-item>
        <text:list-item>
          <text:p text:style-name="P21"><text:span text:style-name="T21_1">Load</text:span><text:span text:style-name="T21_2"><text:s/></text:span><text:span text:style-name="T21_3">Spritesheets</text:span></text:p>
        </text:list-item>
        <text:list-item>
          <text:p text:style-name="P22"><text:span text:style-name="T22_1">Notify</text:span><text:span text:style-name="T22_2"><text:s/></text:span><text:span text:style-name="T22_3">Game</text:span><text:span text:style-name="T22_4"><text:s/></text:span><text:span text:style-name="T22_5">with</text:span><text:span text:style-name="T22_6"><text:s/></text:span><text:span text:style-name="T22_7">LOAD</text:span><text:span text:style-name="T22_8">_</text:span><text:span text:style-name="T22_9">COMPLETE</text:span><text:span text:style-name="T22_10"><text:s/></text:span><text:span text:style-name="T22_11">Event</text:span></text:p>
        </text:list-item>
        <text:list-item>
          <text:p text:style-name="P23"><text:span text:style-name="T23_1">Cache</text:span><text:span text:style-name="T23_2"><text:s/></text:span><text:span text:style-name="T23_3">loaded</text:span><text:span text:style-name="T23_4"><text:s/></text:span><text:span text:style-name="T23_5">Assets</text:span><text:span text:style-name="T23_6"><text:s/></text:span><text:span text:style-name="T23_7">in</text:span><text:span text:style-name="T23_8"><text:s/></text:span><text:span text:style-name="T23_9">DJ</text:span><text:span text:style-name="T23_10"><text:s/>/<text:s/></text:span><text:span text:style-name="T23_11">Artist</text:span><text:span text:style-name="T23_12"><text:s/>/<text:s/></text:span><text:span text:style-name="T23_13">GameState</text:span></text:p>
        </text:list-item>
      </text:list>
      <text:p text:style-name="P24"/>
      <text:p text:style-name="P25"><text:span text:style-name="T25_1">Dependency</text:span><text:span text:style-name="T25_2">:</text:span></text:p>
      <text:list text:style-name="LS4" xml:id="list12">
        <text:list-item>
          <text:p text:style-name="P26"><text:span text:style-name="T26_1">Initialised</text:span><text:span text:style-name="T26_2"><text:s/></text:span><text:span text:style-name="T26_3">by</text:span><text:span text:style-name="T26_4"><text:s/></text:span><text:span text:style-name="T26_5">Main</text:span></text:p>
        </text:list-item>
        <text:list-item>
          <text:p text:style-name="P27"><text:span text:style-name="T27_1">Game</text:span><text:span text:style-name="T27_2"><text:s/></text:span></text:p>
        </text:list-item>
        <text:list-item>
          <text:p text:style-name="P28"><text:span text:style-name="T28_1">Should</text:span><text:span text:style-name="T28_2"><text:s/></text:span><text:span text:style-name="T28_3">be</text:span><text:span text:style-name="T28_4"><text:s/></text:span><text:span text:style-name="T28_5">aware</text:span><text:span text:style-name="T28_6"><text:s/></text:span><text:span text:style-name="T28_7">of</text:span><text:span text:style-name="T28_8"><text:s/></text:span><text:span text:style-name="T28_9">Device</text:span><text:span text:style-name="T28_10"><text:s/></text:span><text:span text:style-name="T28_11">OS</text:span><text:span text:style-name="T28_12"><text:s/>&amp;<text:s/></text:span><text:span text:style-name="T28_13">Browser</text:span><text:span text:style-name="T28_14"><text:s/></text:span><text:span text:style-name="T28_15">capability</text:span></text:p>
        </text:list-item>
        <text:list-item>
          <text:p text:style-name="P29"><text:span text:style-name="T29_1">DJ</text:span></text:p>
        </text:list-item>
        <text:list-item>
          <text:p text:style-name="P30"><text:span text:style-name="T30_1">Gallery</text:span></text:p>
        </text:list-item>
        <text:list-item>
          <text:p text:style-name="P31"><text:span text:style-name="T31_1">GameState</text:span></text:p>
        </text:list-item>
      </text:list>
      <text:p text:style-name="P32"/>
      <text:p text:style-name="P33"/>
      <text:p text:style-name="P34"><text:span text:style-name="T34_1">DJ</text:span></text:p>
      <text:p text:style-name="P35"/>
      <text:list text:style-name="LS5" xml:id="list18">
        <text:list-item>
          <text:p text:style-name="P36"><text:span text:style-name="T36_1">Cache</text:span><text:span text:style-name="T36_2"><text:s/></text:span><text:span text:style-name="T36_3">loaded</text:span><text:span text:style-name="T36_4"><text:s/></text:span><text:span text:style-name="T36_5">Sound</text:span><text:span text:style-name="T36_6">s</text:span></text:p>
        </text:list-item>
        <text:list-item>
          <text:p text:style-name="P37"><text:span text:style-name="T37_1">Respond</text:span><text:span text:style-name="T37_2"><text:s/></text:span><text:span text:style-name="T37_3">to</text:span><text:span text:style-name="T37_4"><text:s/></text:span><text:span text:style-name="T37_5">SOUND</text:span><text:span text:style-name="T37_6">_</text:span><text:span text:style-name="T37_7">EVENTS</text:span><text:span text:style-name="T37_8"><text:s/></text:span><text:span text:style-name="T37_9">t</text:span><text:span text:style-name="T37_10">o</text:span><text:span text:style-name="T37_11"><text:s/></text:span><text:span text:style-name="T37_12">play</text:span><text:span text:style-name="T37_13"><text:s/></text:span><text:span text:style-name="T37_14">Sounds</text:span></text:p>
        </text:list-item>
        <text:list-item>
          <text:p text:style-name="P38"><text:span text:style-name="T38_1">Or</text:span><text:span text:style-name="T38_2"><text:s/></text:span><text:span text:style-name="T38_3">provide</text:span><text:span text:style-name="T38_4"><text:s/></text:span><text:span text:style-name="T38_5">callbacks</text:span><text:span text:style-name="T38_6"><text:s/></text:span><text:span text:style-name="T38_7">to</text:span><text:span text:style-name="T38_8"><text:s/></text:span><text:span text:style-name="T38_9">play</text:span><text:span text:style-name="T38_10"><text:s/></text:span><text:span text:style-name="T38_11">sounds</text:span></text:p>
        </text:list-item>
      </text:list>
      <text:p text:style-name="P39"><text:span text:style-name="T39_1"><text:tab/></text:span></text:p>
      <text:p text:style-name="P40"/>
      <text:p text:style-name="P41"><text:span text:style-name="T41_1">Gallery</text:span></text:p>
      <text:p text:style-name="P42"/>
      <text:list text:style-name="LS6" xml:id="list21">
        <text:list-item>
          <text:p text:style-name="P43"><text:span text:style-name="T43_1">Cache</text:span><text:span text:style-name="T43_2"><text:s/></text:span><text:span text:style-name="T43_3">loaded</text:span><text:span text:style-name="T43_4"><text:s/></text:span><text:span text:style-name="T43_5">Art</text:span><text:span text:style-name="T43_6"><text:s/></text:span><text:span text:style-name="T43_7">Assets</text:span></text:p>
        </text:list-item>
        <text:list-item>
          <text:p text:style-name="P44"><text:span text:style-name="T44_1">Provide</text:span><text:span text:style-name="T44_2"><text:s/></text:span><text:span text:style-name="T44_3">getters</text:span><text:span text:style-name="T44_4"><text:s/></text:span><text:span text:style-name="T44_5">to</text:span><text:span text:style-name="T44_6"><text:s/></text:span><text:span text:style-name="T44_7">the</text:span><text:span text:style-name="T44_8"><text:s/></text:span><text:span text:style-name="T44_9">rest</text:span><text:span text:style-name="T44_10"><text:s/></text:span><text:span text:style-name="T44_11">of</text:span><text:span text:style-name="T44_12"><text:s/></text:span><text:span text:style-name="T44_13">the</text:span><text:span text:style-name="T44_14"><text:s/></text:span><text:span text:style-name="T44_15">game</text:span><text:span text:style-name="T44_16"><text:s/></text:span><text:span text:style-name="T44_17">to</text:span><text:span text:style-name="T44_18"><text:s/></text:span><text:span text:style-name="T44_19">access</text:span><text:span text:style-name="T44_20"><text:s/></text:span><text:span text:style-name="T44_21">Art</text:span><text:span text:style-name="T44_22">.</text:span></text:p>
        </text:list-item>
      </text:list>
      <text:p text:style-name="P45"/>
      <text:p text:style-name="P46"><text:span text:style-name="T46_1">Game</text:span></text:p>
      <text:p text:style-name="P47"/>
      <text:list text:style-name="LS7" xml:id="list23">
        <text:list-item>
          <text:p text:style-name="P48"><text:span text:style-name="T48_1">Store</text:span><text:span text:style-name="T48_2"><text:s/></text:span><text:span text:style-name="T48_3">GameState</text:span></text:p>
        </text:list-item>
        <text:list-item>
          <text:p text:style-name="P49"><text:span text:style-name="T49_1">Init</text:span><text:span text:style-name="T49_2"><text:s/></text:span><text:span text:style-name="T49_3">GameComponents</text:span></text:p>
        </text:list-item>
        <text:list-item>
          <text:p text:style-name="P50"><text:span text:style-name="T50_1">Run</text:span><text:span text:style-name="T50_2"><text:s/></text:span><text:span text:style-name="T50_3">stage</text:span><text:span text:style-name="T50_4"><text:s/></text:span><text:span text:style-name="T50_5">update</text:span><text:span text:style-name="T50_6"><text:s/></text:span><text:span text:style-name="T50_7">Ticker</text:span></text:p>
        </text:list-item>
        <text:list-item>
          <text:p text:style-name="P51"><text:span text:style-name="T51_1">Init</text:span><text:span text:style-name="T51_2"><text:s/></text:span><text:span text:style-name="T51_3">UI</text:span><text:span text:style-name="T51_4"><text:s/></text:span><text:span text:style-name="T51_5">Events</text:span></text:p>
        </text:list-item>
        <text:list-item>
          <text:p text:style-name="P52"><text:span text:style-name="T52_1">Init</text:span><text:span text:style-name="T52_2"><text:s/></text:span><text:span text:style-name="T52_3">CommandQueue</text:span></text:p>
        </text:list-item>
      </text:list>
      <text:p text:style-name="P53"/>
      <text:p text:style-name="P54"><text:span text:style-name="T54_1">Dependency</text:span><text:span text:style-name="T54_2">:</text:span></text:p>
      <text:list text:style-name="LS8" xml:id="list28">
        <text:list-item>
          <text:p text:style-name="P55"><text:span text:style-name="T55_1">GameState</text:span></text:p>
        </text:list-item>
        <text:list-item>
          <text:p text:style-name="P56"><text:span text:style-name="T56_1">GameComponents</text:span></text:p>
        </text:list-item>
        <text:list-item>
          <text:p text:style-name="P57"><text:span text:style-name="T57_1">stage</text:span></text:p>
        </text:list-item>
        <text:list-item>
          <text:p text:style-name="P58"><text:span text:style-name="T58_1">ServerInterface</text:span></text:p>
        </text:list-item>
        <text:list-item>
          <text:p text:style-name="P59"><text:span text:style-name="T59_1">CommandQueue</text:span></text:p>
        </text:list-item>
      </text:list>
      <text:p text:style-name="P60"/>
      <text:p text:style-name="P61"><text:span text:style-name="T61_1">ServerInterface</text:span></text:p>
      <text:p text:style-name="P62"/>
      <text:list text:style-name="LS9" xml:id="list33">
        <text:list-item>
          <text:p text:style-name="P63"><text:span text:style-name="T63_1">Verify</text:span><text:span text:style-name="T63_2"><text:s/></text:span><text:span text:style-name="T63_3">connection</text:span><text:span text:style-name="T63_4"><text:s/></text:span><text:span text:style-name="T63_5">to</text:span><text:span text:style-name="T63_6"><text:s/></text:span><text:span text:style-name="T63_7">Server</text:span></text:p>
        </text:list-item>
        <text:list-item>
          <text:p text:style-name="P64"><text:span text:style-name="T64_1">Handle</text:span><text:span text:style-name="T64_2"><text:s/></text:span><text:span text:style-name="T64_3">connection</text:span><text:span text:style-name="T64_4"><text:s/></text:span><text:span text:style-name="T64_5">Success</text:span></text:p>
        </text:list-item>
        <text:list-item>
          <text:p text:style-name="P65"><text:span text:style-name="T65_1">Handle</text:span><text:span text:style-name="T65_2"><text:s/></text:span><text:span text:style-name="T65_3">connection</text:span><text:span text:style-name="T65_4"><text:s/></text:span><text:span text:style-name="T65_5">Error</text:span></text:p>
        </text:list-item>
        <text:list-item>
          <text:p text:style-name="P66"><text:span text:style-name="T66_1">Handle</text:span><text:span text:style-name="T66_2"><text:s/></text:span><text:span text:style-name="T66_3">timeouts</text:span></text:p>
        </text:list-item>
        <text:list-item>
          <text:p text:style-name="P67"><text:span text:style-name="T67_1">Define</text:span><text:span text:style-name="T67_2"><text:s/></text:span><text:span text:style-name="T67_3">server</text:span><text:span text:style-name="T67_4"><text:s/></text:span><text:span text:style-name="T67_5">requests</text:span></text:p>
        </text:list-item>
        <text:list-item>
          <text:p text:style-name="P68"><text:span text:style-name="T68_1">Handle</text:span><text:span text:style-name="T68_2"><text:s/></text:span><text:span text:style-name="T68_3">server</text:span><text:span text:style-name="T68_4"><text:s/></text:span><text:span text:style-name="T68_5">responses</text:span><text:span text:style-name="T68_6"><text:s/></text:span><text:span text:style-name="T68_7">and</text:span><text:span text:style-name="T68_8"><text:s/></text:span><text:span text:style-name="T68_9">Notify</text:span><text:span text:style-name="T68_10"><text:s/></text:span><text:span text:style-name="T68_11">Game</text:span></text:p>
        </text:list-item>
      </text:list>
      <text:p text:style-name="P69"/>
      <text:p text:style-name="P70"><text:span text:style-name="T70_1">Dependency</text:span><text:span text:style-name="T70_2">:</text:span></text:p>
      <text:list text:style-name="LS10" xml:id="list39">
        <text:list-item>
          <text:p text:style-name="P71"><text:span text:style-name="T71_1">Initialised</text:span><text:span text:style-name="T71_2"><text:s/></text:span><text:span text:style-name="T71_3">by</text:span><text:span text:style-name="T71_4"><text:s/></text:span><text:span text:style-name="T71_5">Main</text:span></text:p>
        </text:list-item>
        <text:list-item>
          <text:p text:style-name="P72"><text:span text:style-name="T72_1">Game</text:span></text:p>
        </text:list-item>
        <text:list-item>
          <text:p text:style-name="P73"><text:span text:style-name="T73_1">A</text:span><text:span text:style-name="T73_2"><text:s/></text:span><text:span text:style-name="T73_3">Server</text:span></text:p>
        </text:list-item>
      </text:list>
      <text:p text:style-name="P74"/>
      <text:p text:style-name="P75"/>
      <text:p text:style-name="P76"><text:span text:style-name="T76_1">GameComponents</text:span></text:p>
      <text:p text:style-name="P77"/>
      <text:list text:style-name="LS11" xml:id="list42">
        <text:list-item>
          <text:p text:style-name="P78"><text:span text:style-name="T78_1">Component</text:span><text:span text:style-name="T78_2"><text:s/></text:span><text:span text:style-name="T78_3">Display</text:span></text:p>
        </text:list-item>
        <text:list-item>
          <text:p text:style-name="P79"><text:span text:style-name="T79_1">Wire</text:span><text:span text:style-name="T79_2"><text:s/></text:span><text:span text:style-name="T79_3">UI</text:span><text:span text:style-name="T79_4"><text:s/></text:span><text:span text:style-name="T79_5">Events</text:span><text:span text:style-name="T79_6"><text:s/></text:span><text:span text:style-name="T79_7">to</text:span><text:span text:style-name="T79_8"><text:s/></text:span><text:span text:style-name="T79_9">ServerInterface</text:span></text:p>
        </text:list-item>
        <text:list-item>
          <text:p text:style-name="P80"><text:span text:style-name="T80_1">Wire</text:span><text:span text:style-name="T80_2"><text:s/></text:span><text:span text:style-name="T80_3">Commands</text:span><text:span text:style-name="T80_4"><text:s/></text:span><text:span text:style-name="T80_5">from</text:span><text:span text:style-name="T80_6"><text:s/></text:span><text:span text:style-name="T80_7">ServerInterface</text:span></text:p>
        </text:list-item>
      </text:list>
      <text:p text:style-name="P81"/>
      <text:p text:style-name="P82"><text:span text:style-name="T82_1">Dependency</text:span><text:span text:style-name="T82_2">:</text:span></text:p>
      <text:list text:style-name="LS12" xml:id="list45">
        <text:list-item>
          <text:p text:style-name="P83"><text:span text:style-name="T83_1">User</text:span></text:p>
        </text:list-item>
        <text:list-item>
          <text:p text:style-name="P84"><text:span text:style-name="T84_1">ServerInterface</text:span></text:p>
        </text:list-item>
        <text:list-item>
          <text:p text:style-name="P85"><text:span text:style-name="T85_1">stage</text:span></text:p>
        </text:list-item>
      </text:list>
      <text:p text:style-name="P86"/>
      <text:p text:style-name="P87"/>
      <text:p text:style-name="P88"><text:span text:style-name="T88_1">CommandQueue</text:span></text:p>
      <text:p text:style-name="P89"/>
      <text:list text:style-name="LS13" xml:id="list48">
        <text:list-item>
          <text:p text:style-name="P90"><text:span text:style-name="T90_1">Creates</text:span><text:span text:style-name="T90_2"><text:s/></text:span><text:span text:style-name="T90_3">arrays</text:span><text:span text:style-name="T90_4"><text:s/></text:span><text:span text:style-name="T90_5">of</text:span><text:span text:style-name="T90_6"><text:s/></text:span><text:span text:style-name="T90_7">Commands</text:span><text:span text:style-name="T90_8"><text:s/></text:span><text:span text:style-name="T90_9">which</text:span><text:span text:style-name="T90_10"><text:s/></text:span><text:span text:style-name="T90_11">can</text:span><text:span text:style-name="T90_12"><text:s/></text:span><text:span text:style-name="T90_13">be</text:span><text:span text:style-name="T90_14"><text:s/></text:span><text:span text:style-name="T90_15">scheduled</text:span></text:p>
        </text:list-item>
        <text:list-item>
          <text:p text:style-name="P91"><text:span text:style-name="T91_1">Can</text:span><text:span text:style-name="T91_2"><text:s/></text:span><text:span text:style-name="T91_3">execute</text:span><text:span text:style-name="T91_4"><text:s/></text:span><text:span text:style-name="T91_5">Commands</text:span><text:span text:style-name="T91_6"><text:s/></text:span><text:span text:style-name="T91_7">over</text:span><text:span text:style-name="T91_8"><text:s/></text:span><text:span text:style-name="T91_9">time</text:span></text:p>
        </text:list-item>
        <text:list-item>
          <text:p text:style-name="P92"><text:span text:style-name="T92_1">Calls</text:span><text:span text:style-name="T92_2"><text:s/></text:span><text:span text:style-name="T92_3">out</text:span><text:span text:style-name="T92_4"><text:s/></text:span><text:span text:style-name="T92_5">to</text:span><text:span text:style-name="T92_6"><text:s/></text:span><text:span text:style-name="T92_7">QueueFactory</text:span><text:span text:style-name="T92_8"><text:s/></text:span><text:span text:style-name="T92_9">to</text:span><text:span text:style-name="T92_10"><text:s/></text:span><text:span text:style-name="T92_11">generate</text:span><text:span text:style-name="T92_12"><text:s/></text:span><text:span text:style-name="T92_13">specific</text:span><text:span text:style-name="T92_14"><text:s/></text:span><text:span text:style-name="T92_15">preset</text:span><text:span text:style-name="T92_16"><text:s/></text:span><text:span text:style-name="T92_17">queues</text:span></text:p>
        </text:list-item>
      </text:list>
      <text:p text:style-name="P93"/>
      <text:p text:style-name="P94"><text:span text:style-name="T94_1">Dependency</text:span><text:span text:style-name="T94_2">:</text:span></text:p>
      <text:p text:style-name="P95"/>
      <text:list text:style-name="LS14" xml:id="list51">
        <text:list-item>
          <text:p text:style-name="P96"><text:span text:style-name="T96_1">QueueFactory</text:span></text:p>
        </text:list-item>
        <text:list-item>
          <text:p text:style-name="P97"><text:span text:style-name="T97_1">Command</text:span></text:p>
        </text:list-item>
      </text:list>
      <text:p text:style-name="P98"/>
      <text:p text:style-name="P99"/>
      <text:p text:style-name="P100"/>
      <text:p text:style-name="P101"><text:span text:style-name="T101_1">Command</text:span></text:p>
      <text:p text:style-name="P102"/>
      <text:list text:style-name="LS15" xml:id="list53">
        <text:list-item>
          <text:p text:style-name="P103"><text:span text:style-name="T103_1">Is</text:span><text:span text:style-name="T103_2"><text:s/></text:span><text:span text:style-name="T103_3">given</text:span><text:span text:style-name="T103_4"><text:s/></text:span><text:span text:style-name="T103_5">data</text:span><text:span text:style-name="T103_6"><text:s/></text:span><text:span text:style-name="T103_7">to</text:span><text:span text:style-name="T103_8"><text:s/></text:span><text:span text:style-name="T103_9">initialise</text:span><text:span text:style-name="T103_10"><text:s/></text:span><text:span text:style-name="T103_11">itself</text:span><text:span text:style-name="T103_12"><text:s/>(</text:span><text:span text:style-name="T103_13">eg</text:span><text:span text:style-name="T103_14">.<text:s/></text:span><text:span text:style-name="T103_15">a</text:span><text:span text:style-name="T103_16"><text:s/></text:span><text:span text:style-name="T103_17">WinLine</text:span><text:span text:style-name="T103_18"><text:s/></text:span><text:span text:style-name="T103_19">Data</text:span><text:span text:style-name="T103_20">)</text:span></text:p>
        </text:list-item>
        <text:list-item>
          <text:p text:style-name="P104"><text:span text:style-name="T104_1">Is</text:span><text:span text:style-name="T104_2"><text:s/></text:span><text:span text:style-name="T104_3">given</text:span><text:span text:style-name="T104_4"><text:s/></text:span><text:span text:style-name="T104_5">a</text:span><text:span text:style-name="T104_6"><text:s/></text:span><text:span text:style-name="T104_7">GameComponent</text:span><text:span text:style-name="T104_8"><text:s/></text:span><text:span text:style-name="T104_9">to</text:span><text:span text:style-name="T104_10"><text:s/></text:span><text:span text:style-name="T104_11">call</text:span><text:span text:style-name="T104_12"><text:s/></text:span><text:span text:style-name="T104_13">based</text:span><text:span text:style-name="T104_14"><text:s/></text:span><text:span text:style-name="T104_15">on</text:span><text:span text:style-name="T104_16"><text:s/></text:span><text:span text:style-name="T104_17">data</text:span><text:span text:style-name="T104_18"><text:s/>(</text:span><text:span text:style-name="T104_19">eg</text:span><text:span text:style-name="T104_20">.<text:s/></text:span><text:span text:style-name="T104_21">a</text:span><text:span text:style-name="T104_22"><text:s/></text:span><text:span text:style-name="T104_23">WinLine</text:span><text:span text:style-name="T104_24">)</text:span></text:p>
        </text:list-item>
        <text:list-item>
          <text:p text:style-name="P105"><text:span text:style-name="T105_1">Has</text:span><text:span text:style-name="T105_2"><text:s/></text:span><text:span text:style-name="T105_3">an</text:span><text:span text:style-name="T105_4"><text:s/></text:span><text:span text:style-name="T105_5">execute</text:span><text:span text:style-name="T105_6"><text:s/></text:span><text:span text:style-name="T105_7">function</text:span><text:span text:style-name="T105_8"><text:s/></text:span><text:span text:style-name="T105_9">which</text:span><text:span text:style-name="T105_10"><text:s/></text:span><text:span text:style-name="T105_11">runs</text:span><text:span text:style-name="T105_12"><text:s/></text:span><text:span text:style-name="T105_13">necessary</text:span><text:span text:style-name="T105_14"><text:s/></text:span><text:span text:style-name="T105_15">functions</text:span><text:span text:style-name="T105_16"><text:s/></text:span><text:span text:style-name="T105_17">on</text:span><text:span text:style-name="T105_18"><text:s/></text:span><text:span text:style-name="T105_19">GameComponent</text:span></text:p>
        </text:list-item>
      </text:list>
      <text:p text:style-name="P106"><text:span text:style-name="T106_1">Dependency</text:span><text:span text:style-name="T106_2">:</text:span></text:p>
      <text:p text:style-name="P107"/>
      <text:list text:style-name="LS16" xml:id="list56">
        <text:list-item>
          <text:p text:style-name="P108"><text:span text:style-name="T108_1">GameComponent</text:span></text:p>
        </text:list-item>
        <text:list-item>
          <text:p text:style-name="P109"><text:span text:style-name="T109_1">Model</text:span></text:p>
        </text:list-item>
      </text:list>
      <text:p text:style-name="P110"/>
      <text:p text:style-name="P111"/>
      <text:p text:style-name="P112"><text:span text:style-name="T112_1">QueueFactory</text:span></text:p>
      <text:p text:style-name="P113"/>
      <text:list text:style-name="LS17" xml:id="list58">
        <text:list-item>
          <text:p text:style-name="P114"><text:span text:style-name="T114_1">Creates</text:span><text:span text:style-name="T114_2"><text:s/></text:span><text:span text:style-name="T114_3">Preset</text:span><text:span text:style-name="T114_4"><text:s/></text:span><text:span text:style-name="T114_5">CommandQueues</text:span><text:span text:style-name="T114_6"><text:s/></text:span><text:span text:style-name="T114_7">and</text:span><text:span text:style-name="T114_8"><text:s/></text:span><text:span text:style-name="T114_9">returns</text:span><text:span text:style-name="T114_10"><text:s/></text:span><text:span text:style-name="T114_11">them</text:span><text:span text:style-name="T114_12"><text:s/></text:span><text:span text:style-name="T114_13">to</text:span><text:span text:style-name="T114_14"><text:s/></text:span><text:span text:style-name="T114_15">CommandQueue</text:span></text:p>
        </text:list-item>
      </text:list>
      <text:p text:style-name="P115"/>
      <text:p text:style-name="P116"><text:span text:style-name="T116_1">Dependency</text:span><text:span text:style-name="T116_2">:</text:span></text:p>
      <text:list text:style-name="LS18" xml:id="list59">
        <text:list-item>
          <text:p text:style-name="P117"><text:span text:style-name="T117_1">Setup</text:span></text:p>
        </text:list-item>
        <text:list-item>
          <text:p text:style-name="P118"><text:span text:style-name="T118_1">GameComponents</text:span></text:p>
        </text:list-item>
        <text:list-item>
          <text:p text:style-name="P119"><text:span text:style-name="T119_1">Command</text:span></text:p>
        </text:list-item>
        <text:list-item>
          <text:p text:style-name="P120"><text:span text:style-name="T120_1">CommandQueue</text:span></text:p>
        </text:list-item>
      </text:list>
      <text:p text:style-name="P121"/>
      <text:p text:style-name="P122"/>
      <text:p text:style-name="P123"/>
      <text:p text:style-name="P124"><text:span text:style-name="T124_1">GameComponents</text:span><text:span text:style-name="T124_2"><text:s/></text:span></text:p>
      <text:p text:style-name="P125"/>
      <text:p text:style-name="P126"><text:span text:style-name="T126_1">Reels</text:span></text:p>
      <text:list text:style-name="LS19" xml:id="list63">
        <text:list-item>
          <text:p text:style-name="P127"><text:span text:style-name="T127_1">Display</text:span><text:span text:style-name="T127_2"><text:s/></text:span><text:span text:style-name="T127_3">Reels</text:span><text:span text:style-name="T127_4"><text:s/></text:span><text:span text:style-name="T127_5">according</text:span><text:span text:style-name="T127_6"><text:s/></text:span><text:span text:style-name="T127_7">to</text:span><text:span text:style-name="T127_8"><text:s/></text:span><text:span text:style-name="T127_9">setup</text:span></text:p>
        </text:list-item>
        <text:list-item>
          <text:p text:style-name="P128"><text:span text:style-name="T128_1">Insert</text:span><text:span text:style-name="T128_2"><text:s/></text:span><text:span text:style-name="T128_3">New</text:span><text:span text:style-name="T128_4"><text:s/></text:span><text:span text:style-name="T128_5">Reels</text:span><text:span text:style-name="T128_6"><text:s/></text:span><text:span text:style-name="T128_7">according</text:span><text:span text:style-name="T128_8"><text:s/></text:span><text:span text:style-name="T128_9">to</text:span><text:span text:style-name="T128_10"><text:s/></text:span><text:span text:style-name="T128_11">ServerInterface</text:span></text:p>
        </text:list-item>
        <text:list-item>
          <text:p text:style-name="P129"><text:span text:style-name="T129_1">Spin</text:span><text:span text:style-name="T129_2"><text:s/></text:span><text:span text:style-name="T129_3">Reels</text:span><text:span text:style-name="T129_4"><text:s/></text:span><text:span text:style-name="T129_5">with</text:span><text:span text:style-name="T129_6"><text:s/></text:span><text:span text:style-name="T129_7">customisable</text:span><text:span text:style-name="T129_8"><text:s/></text:span><text:span text:style-name="T129_9">Tweens</text:span></text:p>
        </text:list-item>
        <text:list-item>
          <text:p text:style-name="P130"><text:span text:style-name="T130_1">Notify</text:span><text:span text:style-name="T130_2"><text:s/></text:span><text:span text:style-name="T130_3">Game</text:span><text:span text:style-name="T130_4"><text:s/></text:span><text:span text:style-name="T130_5">with</text:span><text:span text:style-name="T130_6"><text:s/></text:span><text:span text:style-name="T130_7">REEL</text:span><text:span text:style-name="T130_8">_</text:span><text:span text:style-name="T130_9">SPIN</text:span><text:span text:style-name="T130_10">_</text:span><text:span text:style-name="T130_11">COMPLETE</text:span><text:span text:style-name="T130_12"><text:s/></text:span><text:span text:style-name="T130_13">Event</text:span></text:p>
        </text:list-item>
      </text:list>
      <text:p text:style-name="P131"/>
      <text:p text:style-name="P132"><text:span text:style-name="T132_1">SymbolWins</text:span></text:p>
      <text:list text:style-name="LS20" xml:id="list67">
        <text:list-item>
          <text:p text:style-name="P133"><text:span text:style-name="T133_1">Should</text:span><text:span text:style-name="T133_2"><text:s/></text:span><text:span text:style-name="T133_3">be</text:span><text:span text:style-name="T133_4"><text:s/></text:span><text:span text:style-name="T133_5">able</text:span><text:span text:style-name="T133_6"><text:s/></text:span><text:span text:style-name="T133_7">to</text:span><text:span text:style-name="T133_8"><text:s/></text:span><text:span text:style-name="T133_9">create</text:span><text:span text:style-name="T133_10"><text:s/></text:span><text:span text:style-name="T133_11">DisplayList</text:span><text:span text:style-name="T133_12"><text:s/></text:span><text:span text:style-name="T133_13">and</text:span><text:span text:style-name="T133_14"><text:s/></text:span><text:span text:style-name="T133_15">initialise</text:span><text:span text:style-name="T133_16"><text:s/></text:span><text:span text:style-name="T133_17">Sprites</text:span><text:span text:style-name="T133_18"><text:s/></text:span><text:span text:style-name="T133_19">upfront</text:span></text:p>
        </text:list-item>
      </text:list>
      <text:list text:style-name="LS21" xml:id="list68">
        <text:list-item>
          <text:p text:style-name="P134"><text:span text:style-name="T134_1">Run</text:span><text:span text:style-name="T134_2"><text:s/></text:span><text:span text:style-name="T134_3">Winning</text:span><text:span text:style-name="T134_4"><text:s/></text:span><text:span text:style-name="T134_5">SymbolWin</text:span><text:span text:style-name="T134_6"><text:s/></text:span><text:span text:style-name="T134_7">animations</text:span><text:span text:style-name="T134_8"><text:s/></text:span></text:p>
        </text:list-item>
        <text:list-item>
          <text:p text:style-name="P135"><text:span text:style-name="T135_1">Blink</text:span><text:span text:style-name="T135_2"><text:s/></text:span><text:span text:style-name="T135_3">or</text:span><text:span text:style-name="T135_4"><text:s/></text:span><text:span text:style-name="T135_5">Frame</text:span><text:span text:style-name="T135_6"><text:s/></text:span><text:span text:style-name="T135_7">based</text:span><text:span text:style-name="T135_8"><text:s/></text:span><text:span text:style-name="T135_9">Spritesheet</text:span><text:span text:style-name="T135_10"><text:s/></text:span><text:span text:style-name="T135_11">Animations</text:span><text:span text:style-name="T135_12">.</text:span></text:p>
        </text:list-item>
        <text:list-item>
          <text:p text:style-name="P136"><text:span text:style-name="T136_1">Called</text:span><text:span text:style-name="T136_2"><text:s/></text:span><text:span text:style-name="T136_3">by</text:span><text:span text:style-name="T136_4"><text:s/></text:span><text:span text:style-name="T136_5">SymbolWinCommand</text:span></text:p>
        </text:list-item>
      </text:list>
      <text:p text:style-name="P137"/>
      <text:p text:style-name="P138"><text:span text:style-name="T138_1">WinLines</text:span></text:p>
      <text:list text:style-name="LS22" xml:id="list71">
        <text:list-item>
          <text:p text:style-name="P139"><text:span text:style-name="T139_1">Should</text:span><text:span text:style-name="T139_2"><text:s/></text:span><text:span text:style-name="T139_3">be</text:span><text:span text:style-name="T139_4"><text:s/></text:span><text:span text:style-name="T139_5">able</text:span><text:span text:style-name="T139_6"><text:s/></text:span><text:span text:style-name="T139_7">to</text:span><text:span text:style-name="T139_8"><text:s/></text:span><text:span text:style-name="T139_9">create</text:span><text:span text:style-name="T139_10"><text:s/></text:span><text:span text:style-name="T139_11">DisplayList</text:span><text:span text:style-name="T139_12"><text:s/></text:span><text:span text:style-name="T139_13">upfront</text:span></text:p>
        </text:list-item>
        <text:list-item>
          <text:p text:style-name="P140"><text:span text:style-name="T140_1">Cache</text:span><text:span text:style-name="T140_2"><text:s/></text:span><text:span text:style-name="T140_3">vector</text:span><text:span text:style-name="T140_4"><text:s/></text:span><text:span text:style-name="T140_5">drawings</text:span><text:span text:style-name="T140_6"><text:s/></text:span></text:p>
        </text:list-item>
        <text:list-item>
          <text:p text:style-name="P141"><text:span text:style-name="T141_1">Display</text:span><text:span text:style-name="T141_2"><text:s/></text:span><text:span text:style-name="T141_3">and</text:span><text:span text:style-name="T141_4"><text:s/></text:span><text:span text:style-name="T141_5">animate</text:span><text:span text:style-name="T141_6"><text:s/></text:span><text:span text:style-name="T141_7">WinLines</text:span><text:span text:style-name="T141_8"><text:s/></text:span><text:span text:style-name="T141_9">in</text:span><text:span text:style-name="T141_10"><text:s/></text:span><text:span text:style-name="T141_11">correct</text:span><text:span text:style-name="T141_12"><text:s/></text:span><text:span text:style-name="T141_13">positions</text:span></text:p>
        </text:list-item>
        <text:list-item>
          <text:p text:style-name="P142"><text:span text:style-name="T142_1">Called</text:span><text:span text:style-name="T142_2"><text:s/></text:span><text:span text:style-name="T142_3">by</text:span><text:span text:style-name="T142_4"><text:s/></text:span><text:span text:style-name="T142_5">WinLineCommand</text:span></text:p>
        </text:list-item>
      </text:list>
      <text:p text:style-name="P143"/>
      <text:p text:style-name="P144"><text:span text:style-name="T144_1">BigWin</text:span></text:p>
      <text:list text:style-name="LS23" xml:id="list75">
        <text:list-item>
          <text:p text:style-name="P145"><text:span text:style-name="T145_1">Should</text:span><text:span text:style-name="T145_2"><text:s/></text:span><text:span text:style-name="T145_3">be</text:span><text:span text:style-name="T145_4"><text:s/></text:span><text:span text:style-name="T145_5">able</text:span><text:span text:style-name="T145_6"><text:s/></text:span><text:span text:style-name="T145_7">to</text:span><text:span text:style-name="T145_8"><text:s/></text:span><text:span text:style-name="T145_9">create</text:span><text:span text:style-name="T145_10"><text:s/></text:span><text:span text:style-name="T145_11">DisplayList</text:span><text:span text:style-name="T145_12"><text:s/></text:span><text:span text:style-name="T145_13">and</text:span><text:span text:style-name="T145_14"><text:s/></text:span><text:span text:style-name="T145_15">initialise</text:span><text:span text:style-name="T145_16"><text:s/></text:span><text:span text:style-name="T145_17">Sprites</text:span><text:span text:style-name="T145_18"><text:s/></text:span><text:span text:style-name="T145_19">upfront</text:span><text:span text:style-name="T145_20">.</text:span></text:p>
        </text:list-item>
        <text:list-item>
          <text:p text:style-name="P146"><text:span text:style-name="T146_1">Display</text:span><text:span text:style-name="T146_2"><text:s/></text:span><text:span text:style-name="T146_3">and</text:span><text:span text:style-name="T146_4"><text:s/></text:span><text:span text:style-name="T146_5">animate</text:span><text:span text:style-name="T146_6"><text:s/></text:span><text:span text:style-name="T146_7">BigWin</text:span><text:span text:style-name="T146_8"><text:s/></text:span><text:span text:style-name="T146_9">animations</text:span></text:p>
        </text:list-item>
        <text:list-item>
          <text:p text:style-name="P147"><text:span text:style-name="T147_1">Called</text:span><text:span text:style-name="T147_2"><text:s/></text:span><text:span text:style-name="T147_3">by</text:span><text:span text:style-name="T147_4"><text:s/></text:span><text:span text:style-name="T147_5">BigWinCommand</text:span></text:p>
        </text:list-item>
      </text:list>
      <text:p text:style-name="P148"/>
      <text:p text:style-name="P149"><text:span text:style-name="T149_1">ParticlesLayer</text:span></text:p>
      <text:list text:style-name="LS24" xml:id="list78">
        <text:list-item>
          <text:p text:style-name="P150"><text:span text:style-name="T150_1">Should</text:span><text:span text:style-name="T150_2"><text:s/></text:span><text:span text:style-name="T150_3">be</text:span><text:span text:style-name="T150_4"><text:s/></text:span><text:span text:style-name="T150_5">able</text:span><text:span text:style-name="T150_6"><text:s/></text:span><text:span text:style-name="T150_7">to</text:span><text:span text:style-name="T150_8"><text:s/></text:span><text:span text:style-name="T150_9">craete</text:span><text:span text:style-name="T150_10"><text:s/></text:span><text:span text:style-name="T150_11">DisplayList</text:span><text:span text:style-name="T150_12"><text:s/></text:span><text:span text:style-name="T150_13">upfront</text:span></text:p>
        </text:list-item>
        <text:list-item>
          <text:p text:style-name="P151"><text:span text:style-name="T151_1">Run</text:span><text:span text:style-name="T151_2"><text:s/></text:span><text:span text:style-name="T151_3">celebratory</text:span><text:span text:style-name="T151_4"><text:s/></text:span><text:span text:style-name="T151_5">particle</text:span><text:span text:style-name="T151_6"><text:s/></text:span><text:span text:style-name="T151_7">animation</text:span><text:span text:style-name="T151_8"><text:s/></text:span></text:p>
        </text:list-item>
        <text:list-item>
          <text:p text:style-name="P152"><text:span text:style-name="T152_1">Called</text:span><text:span text:style-name="T152_2"><text:s/></text:span><text:span text:style-name="T152_3">by</text:span><text:span text:style-name="T152_4"><text:s/></text:span><text:span text:style-name="T152_5">ParticlesCommand</text:span></text:p>
        </text:list-item>
      </text:list>
      <text:p text:style-name="P153"/>
      <text:p text:style-name="P154"><text:span text:style-name="T154_1">GaffMenu</text:span></text:p>
      <text:list text:style-name="LS25" xml:id="list81">
        <text:list-item>
          <text:p text:style-name="P155"><text:span text:style-name="T155_1">Should</text:span><text:span text:style-name="T155_2"><text:s/></text:span><text:span text:style-name="T155_3">create</text:span><text:span text:style-name="T155_4"><text:s/></text:span><text:span text:style-name="T155_5">a</text:span><text:span text:style-name="T155_6"><text:s/></text:span><text:span text:style-name="T155_7">GaffMenu</text:span><text:span text:style-name="T155_8"><text:s/></text:span><text:span text:style-name="T155_9">with</text:span><text:span text:style-name="T155_10"><text:s/></text:span><text:span text:style-name="T155_11">a</text:span><text:span text:style-name="T155_12"><text:s/></text:span><text:span text:style-name="T155_13">set</text:span><text:span text:style-name="T155_14"><text:s/></text:span><text:span text:style-name="T155_15">of</text:span><text:span text:style-name="T155_16"><text:s/></text:span><text:span text:style-name="T155_17">buttons</text:span><text:span text:style-name="T155_18"><text:s/></text:span><text:span text:style-name="T155_19">based</text:span><text:span text:style-name="T155_20"><text:s/></text:span><text:span text:style-name="T155_21">on</text:span><text:span text:style-name="T155_22"><text:s/></text:span><text:span text:style-name="T155_23">Setup</text:span><text:span text:style-name="T155_24"><text:s/></text:span><text:span text:style-name="T155_25">Options</text:span></text:p>
        </text:list-item>
        <text:list-item>
          <text:p text:style-name="P156"><text:span text:style-name="T156_1">Should</text:span><text:span text:style-name="T156_2"><text:s/></text:span><text:span text:style-name="T156_3">be</text:span><text:span text:style-name="T156_4"><text:s/></text:span><text:span text:style-name="T156_5">able</text:span><text:span text:style-name="T156_6"><text:s/></text:span><text:span text:style-name="T156_7">to</text:span><text:span text:style-name="T156_8"><text:s/></text:span><text:span text:style-name="T156_9">show</text:span><text:span text:style-name="T156_10">/</text:span><text:span text:style-name="T156_11">hide</text:span><text:span text:style-name="T156_12"><text:s/></text:span><text:span text:style-name="T156_13">based</text:span><text:span text:style-name="T156_14"><text:s/></text:span><text:span text:style-name="T156_15">on</text:span><text:span text:style-name="T156_16"><text:s/></text:span><text:span text:style-name="T156_17">user</text:span><text:span text:style-name="T156_18"><text:s/></text:span><text:span text:style-name="T156_19">keyboard</text:span><text:span text:style-name="T156_20">/</text:span><text:span text:style-name="T156_21">touch</text:span><text:span text:style-name="T156_22"><text:s/></text:span><text:span text:style-name="T156_23">Events</text:span><text:span text:style-name="T156_24">.</text:span></text:p>
        </text:list-item>
        <text:list-item>
          <text:p text:style-name="P157"><text:span text:style-name="T157_1">Should</text:span><text:span text:style-name="T157_2"><text:s/></text:span><text:span text:style-name="T157_3">be</text:span><text:span text:style-name="T157_4"><text:s/></text:span><text:span text:style-name="T157_5">able</text:span><text:span text:style-name="T157_6"><text:s/></text:span><text:span text:style-name="T157_7">to</text:span><text:span text:style-name="T157_8"><text:s/></text:span><text:span text:style-name="T157_9">execute</text:span><text:span text:style-name="T157_10"><text:s/></text:span><text:span text:style-name="T157_11">customisable</text:span><text:span text:style-name="T157_12"><text:s/></text:span><text:span text:style-name="T157_13">actions</text:span><text:span text:style-name="T157_14"><text:s/></text:span><text:span text:style-name="T157_15">in</text:span><text:span text:style-name="T157_16"><text:s/></text:span><text:span text:style-name="T157_17">the</text:span><text:span text:style-name="T157_18"><text:s/></text:span><text:span text:style-name="T157_19">game</text:span><text:span text:style-name="T157_20"><text:s/></text:span><text:span text:style-name="T157_21">based</text:span><text:span text:style-name="T157_22"><text:s/></text:span><text:span text:style-name="T157_23">on</text:span><text:span text:style-name="T157_24"><text:s/></text:span><text:span text:style-name="T157_25">Setup</text:span><text:span text:style-name="T157_26">.</text:span></text:p>
        </text:list-item>
      </text:list>
      <text:p text:style-name="P158"/>
      <text:p text:style-name="P15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Helvetica Neue" svg:font-family="Helvetica Neue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fo:font-weight="normal" style:font-weight-asian="normal" style:font-weight-complex="normal"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fo:font-weight="normal" style:font-weight-asian="normal" style:font-weight-complex="normal"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number style:num-format="1" text:style-name="List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number style:num-format="1" text:style-name="List10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0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0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0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0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0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0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0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0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number style:num-format="1" text:style-name="List1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number style:num-format="1" text:style-name="List1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number style:num-format="1" text:style-name="List1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number style:num-format="1" text:style-name="List1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number style:num-format="1" text:style-name="List1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text:list-style style:name="LS17">
      <text:list-level-style-number style:num-format="1" text:style-name="List1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7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7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number style:num-format="1" text:style-name="List1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8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8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8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8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8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8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8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text:list-style style:name="LS19">
      <text:list-level-style-bullet text:bullet-char="-" text:style-name="List1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text:list-style style:name="LS20">
      <text:list-level-style-bullet text:bullet-char="-" text:style-name="List2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text:list-style style:name="LS21">
      <text:list-level-style-bullet text:bullet-char="-" text:style-name="List2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text:list-style style:name="LS22">
      <text:list-level-style-bullet text:bullet-char="-" text:style-name="List2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text:list-style style:name="LS23">
      <text:list-level-style-bullet text:bullet-char="-" text:style-name="List2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text:list-style style:name="LS24">
      <text:list-level-style-bullet text:bullet-char="-" text:style-name="List2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5Level0" style:family="text">
      <style:text-properties style:text-underline-style="none"/>
    </style:style>
    <style:style style:name="List25Level1" style:family="text">
      <style:text-properties style:text-underline-style="none"/>
    </style:style>
    <style:style style:name="List25Level2" style:family="text">
      <style:text-properties style:text-underline-style="none"/>
    </style:style>
    <style:style style:name="List25Level3" style:family="text">
      <style:text-properties style:text-underline-style="none"/>
    </style:style>
    <style:style style:name="List25Level4" style:family="text">
      <style:text-properties style:text-underline-style="none"/>
    </style:style>
    <style:style style:name="List25Level5" style:family="text">
      <style:text-properties style:text-underline-style="none"/>
    </style:style>
    <style:style style:name="List25Level6" style:family="text">
      <style:text-properties style:text-underline-style="none"/>
    </style:style>
    <style:style style:name="List25Level7" style:family="text">
      <style:text-properties style:text-underline-style="none"/>
    </style:style>
    <style:style style:name="List25Level8" style:family="text">
      <style:text-properties style:text-underline-style="none"/>
    </style:style>
    <text:list-style style:name="LS25">
      <text:list-level-style-bullet text:bullet-char="-" text:style-name="List2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2_2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2_3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2_4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</office:automatic-styles>
  <office:master-styles>
    <style:master-page style:name="Standard" style:page-layout-name="pm1">
      <style:header>
        <text:p text:style-name="P1"/>
        <text:p text:style-name="P2"><text:span text:style-name="T2_1">KingKong</text:span><text:span text:style-name="T2_2"><text:s/></text:span><text:span text:style-name="T2_3">v</text:span><text:span text:style-name="T2_4">0.0.1</text:span></text:p>
        <text:p text:style-name="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